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fo:line-height="115%"/>
    </style:style>
    <style:style style:name="P2" style:family="paragraph" style:parent-style-name="Normal_20__28_Web_29_">
      <style:paragraph-properties fo:margin-top="0cm" fo:margin-bottom="0cm" loext:contextual-spacing="false" fo:line-height="115%" fo:text-align="center" style:justify-single-word="false"/>
    </style:style>
    <style:style style:name="P3" style:family="paragraph" style:parent-style-name="Normal_20__28_Web_29_">
      <style:paragraph-properties fo:margin-top="0cm" fo:margin-bottom="0cm" loext:contextual-spacing="false" fo:line-height="115%"/>
      <style:text-properties fo:color="#000000" style:font-name="Calibri" fo:font-size="11pt" fo:language="fi" fo:country="FI" style:font-name-asian="F" style:font-size-asian="11pt" style:font-name-complex="F" style:font-size-complex="11pt"/>
    </style:style>
    <style:style style:name="P4" style:family="paragraph" style:parent-style-name="Normal_20__28_Web_29_">
      <style:paragraph-properties fo:margin-top="0cm" fo:margin-bottom="0cm" loext:contextual-spacing="false" fo:line-height="115%" fo:text-align="center" style:justify-single-word="false"/>
      <style:text-properties fo:color="#000000" style:font-name="Calibri" fo:font-size="11pt" fo:language="fi" fo:country="FI" style:font-name-asian="F" style:font-size-asian="11pt" style:font-name-complex="F" style:font-size-complex="11pt"/>
    </style:style>
    <style:style style:name="P5" style:family="paragraph" style:parent-style-name="Normal_20__28_Web_29_">
      <style:paragraph-properties fo:margin-top="0cm" fo:margin-bottom="0cm" loext:contextual-spacing="false" fo:line-height="115%"/>
      <style:text-properties fo:color="#000000" style:font-name="Calibri" fo:font-size="11pt" style:font-name-asian="F" style:font-size-asian="11pt" style:font-name-complex="F" style:font-size-complex="11pt"/>
    </style:style>
    <style:style style:name="P6" style:family="paragraph" style:parent-style-name="Normal_20__28_Web_29_">
      <style:paragraph-properties fo:margin-top="0cm" fo:margin-bottom="0cm" loext:contextual-spacing="false" fo:line-height="115%" fo:text-align="center" style:justify-single-word="false"/>
      <style:text-properties fo:color="#000000" style:font-name="Calibri" fo:font-size="11pt" style:font-name-asian="F" style:font-size-asian="11pt" style:font-name-complex="F" style:font-size-complex="11pt"/>
    </style:style>
    <style:style style:name="P7" style:family="paragraph" style:parent-style-name="Normal_20__28_Web_29_">
      <style:paragraph-properties fo:margin-top="0cm" fo:margin-bottom="0cm" loext:contextual-spacing="false" fo:line-height="115%"/>
      <style:text-properties style:font-name="Calibri" fo:font-size="11pt" style:font-name-asian="F" style:font-size-asian="11pt" style:font-name-complex="F" style:font-size-complex="11pt"/>
    </style:style>
    <style:style style:name="P8" style:family="paragraph" style:parent-style-name="Standard">
      <style:paragraph-properties fo:line-height="115%"/>
      <style:text-properties fo:language="fi" fo:country="FI" style:font-name-asian="F"/>
    </style:style>
    <style:style style:name="P9" style:family="paragraph" style:parent-style-name="Standard">
      <style:paragraph-properties fo:line-height="115%"/>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15%"/>
      <style:text-properties fo:language="nn" fo:country="NO" fo:font-weight="bold" style:font-name-asian="F" style:font-weight-asian="bold" style:font-weight-complex="bold"/>
    </style:style>
    <style:style style:name="P12" style:family="paragraph" style:parent-style-name="Standard">
      <style:paragraph-properties fo:margin-top="0cm" fo:margin-bottom="0cm" loext:contextual-spacing="false" fo:line-height="115%"/>
    </style:style>
    <style:style style:name="P13" style:family="paragraph" style:parent-style-name="Standard">
      <style:paragraph-properties fo:margin-top="0cm" fo:margin-bottom="0cm" loext:contextual-spacing="false" fo:line-height="115%"/>
      <style:text-properties fo:language="fi" fo:country="FI" fo:font-weight="bold" style:font-name-asian="F" style:font-weight-asian="bold" style:font-weight-complex="bold"/>
    </style:style>
    <style:style style:name="P14" style:family="paragraph" style:parent-style-name="Standard">
      <style:paragraph-properties fo:margin-top="0cm" fo:margin-bottom="0cm" loext:contextual-spacing="false" fo:line-height="115%"/>
      <style:text-properties fo:language="fi" fo:country="FI" style:font-name-asian="F"/>
    </style:style>
    <style:style style:name="P15" style:family="paragraph" style:parent-style-name="Standard" style:master-page-name="Standard">
      <style:paragraph-properties fo:margin-top="0cm" fo:margin-bottom="0cm" loext:contextual-spacing="false" fo:line-height="100%" style:page-number="auto"/>
    </style:style>
    <style:style style:name="P16" style:family="paragraph" style:parent-style-name="annotation_20_text">
      <style:paragraph-properties fo:line-height="115%"/>
    </style:style>
    <style:style style:name="T1" style:family="text">
      <style:text-properties fo:language="nn" fo:country="NO" style:font-name-asian="F"/>
    </style:style>
    <style:style style:name="T2" style:family="text">
      <style:text-properties fo:font-size="12pt" fo:language="fi" fo:country="FI" fo:font-weight="bold" style:font-name-asian="F" style:font-size-asian="12pt" style:font-weight-asian="bold" style:font-size-complex="12pt" style:font-weight-complex="bold"/>
    </style:style>
    <style:style style:name="T3" style:family="text">
      <style:text-properties fo:font-size="12pt" fo:font-weight="bold" style:font-name-asian="F" style:font-size-asian="12pt" style:font-weight-asian="bold" style:font-size-complex="12pt" style:font-weight-complex="bold"/>
    </style:style>
    <style:style style:name="T4" style:family="text">
      <style:text-properties fo:language="fi" fo:country="FI" style:font-name-asian="F"/>
    </style:style>
    <style:style style:name="T5" style:family="text">
      <style:text-properties fo:color="#000000" fo:language="fi" fo:country="FI" style:font-name-asian="F"/>
    </style:style>
    <style:style style:name="T6" style:family="text">
      <style:text-properties fo:color="#000000" style:font-name="Calibri" fo:font-size="11pt" fo:language="fi" fo:country="FI" style:font-name-asian="F" style:font-size-asian="11pt" style:font-name-complex="F" style:font-size-complex="11pt"/>
    </style:style>
    <style:style style:name="T7" style:family="text">
      <style:text-properties fo:color="#000000" style:font-name="Calibri" fo:font-size="11pt" style:font-name-asian="F" style:font-size-asian="11pt" style:font-name-complex="F" style:font-size-complex="11pt"/>
    </style:style>
    <style:style style:name="T8" style:family="text">
      <style:text-properties fo:color="#000000" fo:font-size="11pt" fo:language="fi" fo:country="FI" style:font-name-asian="F" style:font-size-asian="11pt" style:font-size-complex="11pt"/>
    </style:style>
    <style:style style:name="T9" style:family="text">
      <style:text-properties fo:color="#000000" fo:font-size="11pt" style:font-name-asian="F" style:font-size-asian="11pt" style:font-size-complex="11pt"/>
    </style:style>
    <style:style style:name="T10" style:family="text">
      <style:text-properties fo:font-size="11pt" fo:language="fi" fo:country="FI" style:font-name-asian="F" style:font-size-asian="11pt" style:font-size-complex="11pt"/>
    </style:style>
    <style:style style:name="T11" style:family="text">
      <style:text-properties fo:font-size="11pt" style:font-name-asian="F" style:font-size-asian="11pt" style:font-size-complex="11pt"/>
    </style:style>
    <style:style style:name="T12" style:family="text">
      <style:text-properties style:font-name="Calibri" fo:font-size="11pt" style:font-name-asian="F" style:font-size-asian="11pt" style:font-name-complex="F" style:font-size-complex="11pt"/>
    </style:style>
    <style:style style:name="T13" style:family="text">
      <style:text-properties fo:language="fi" fo:country="FI"/>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Varanger Museum / Vadsø Museum - Ruija Kvenmuseum</text:span></text:p>
      <text:p text:style-name="P10"><text:span text:style-name="T1">Immaterielle kulturarv</text:span></text:p>
      <text:p text:style-name="P10"><text:span text:style-name="T1">Oversatt til kvensk av Kainun institutti - Kvensk institutt 2018</text:span></text:p>
      <text:p text:style-name="P11"/>
      <text:p text:style-name="P11"/>
      <text:p text:style-name="P12"><text:span text:style-name="T2">Etusanat</text:span></text:p>
      <text:p text:style-name="P13"/>
      <text:p text:style-name="P12"><text:span text:style-name="T4">Varenkin läänin krannimaat oon Suomi ja Venäjä, ja se oon monikulttuurinen lääni missä norjalaiset, saamelaiset, suomalaiset, ruottalaiset ja venäläiset perintheet oon olheet vieritysten jo kauvon. Norjalaisten ja saamelaisten lisäksi oon erityisesti kväänit/suomensukuset vaikuttanheet täälä. Tämä oon siitä syystä ko Suomessa ja Pohjas-Ruottissa oli 1800-luvula huonot aijat ja sen jälkhiin vielä nälkävuoet. Ihmiset ei kyenheet ruokkimhaan itteä ja omia lapsia, ja sen tähen het lähethiin kohti pohjasta Jäämertä, ko meressä oli kallaa, ja sillon ihmiset ei tarvinheet olla nälässä. Suomenkielistä väkiä, keitä nykyhään kuttuthaan kvääniksi/norjansuomalaisiksi, tuli paljon, ja het jääthiin asumhaan läänhiin. Heilä oli myötä omat perintheet, ja aikaa myöten se alkoi vaikuttamhaan Varenkissa. Nykyhään saatama nähä monia jälkiä maahanmuutosta. Se näkkyy esimerkiksi alan identiteetissä, kielessä, nimissä, rakenustavoissa, kulttuurissa - niin ko lauluissa, musikissa, litteratuurissa ja käsityössä - ja kans uskonollisissa ja sosiaalisissa tavoissa. Nämät perintheet oon Varenkin immateriaalisen kulttuuriperinön tärkiä osa. Globaliseerinki lissääntyy koko aijan, ja sen tähen oon nämät arvot uhatut meän modernissa samfynnissa. </text:span></text:p>
      <text:p text:style-name="P14"/>
      <text:p text:style-name="P12"><text:span text:style-name="T4">Vuona 1998 kväänit tunnustethiin kansaliseksi minoriteetiksi Norjassa. Kansalisila minoriteetila oon erityinen tarve ette heän immateriaalisen kulttuuriperinön suojelhaan. Sen tähen oon ollu välttämätön alottaa toimia jokka lujittava minoriteetitten paikkaa suursamfynnissa sen hajottavia </text:span><text:span text:style-name="T5">voimia vasthaan</text:span><text:span text:style-name="T4">. Ko haluthiin nostaa esile kansalisen minoriteetin, tuli etnonyymistä «kväänit» ja «norjansuomalaiset» saman arvoset vuona 2011. Prosjekti </text:span><text:span text:style-name="T5">«Kväänitten/norjansuomalaisten immateriaalinen kulttuuriperintö Varenkissa» oon yksi näistä toimista. Prosjekti oon ollu toimessa vuosina 2016 ja 2017, ja fokus oon kväänitten/norjansuomalaisten immateriaalinen kulttuuriperintö ja sen eri puolet tämän päivän Varenkissa. Tämä oon yhtheistyöprosjekti jossa oon myötä Varanger museum IKS, Vadsø - Ruija kvenmuseum, Ruijan kveeniliitto ja NTNU – Institutt for musikk. Kulturrådet oon antanu rahhaa prosjekthiin.</text:span></text:p>
      <text:p text:style-name="P14"/>
      <text:p text:style-name="P12"><text:span text:style-name="T4">Prosjektin meininkinnä oon koota, dokumenteerata, tuoha esile, jakkaa ja antaa ulos uuempaa tietoa kväänitten/norjansuomalaisten immateriaalisesta kulttuuriperinöstä, niin ko se tullee esile Varenkissa tänä päivänä. Pääfokus oon dokumenteerata ja tuua esile kväänin ja norjansuomalaisen kansanjoukon lauluja, musikkia, runoja ja muisteluksia. Meininkinnä ei ole vaan koota materiaalia ja tietoa eletystä elämästä, mutta kans löytää metodin kunka säilytämmä ja herätämmä henkhiin nämät elementit elävännä kulttuurinna, niin ette kulttuuri pärjää ja siirtyy etheenkäsin uuele sukupolvele. Sen tähen aikomuksena oon ette materiaalin minkä olema koonheet, käytethään työhön jolla lujitethaan erityisesti lasten ja nuorten asenetta ja identiteettiä. Prosjektissa oon osa missä jaethaan tietoa justhiin tälle ikäjoukole. </text:span><text:bookmark text:name="_GoBack"/></text:p>
      <text:p text:style-name="P14"/>
      <text:p text:style-name="P12"><text:span text:style-name="T4">Meän kulttuuriperintö ei ole staattinen fenomeeni. Se eistyy ja muuttuu koko aijan, ja joissaki taphauksissa hääymä kans sovittaa kulttuuriperinön siihen modernhiin aikhaan missä met elämä. Tärkein faktori mikä kokoaa etnisen joukon, oon kieli. Se eistyy koko aijan ko siihen tullee vaikutuksia monelta eri kantilta. Kieltä ei räknätä immateriaaliseksi kulttuuriperinöksi, mutta verbaalit muistelukset, kansanlaulut, riimit, lorut ja sananparret kuuluva immateriaalisheen kulttuuriperinthöön. Sen tähen kieli oon sentraali työkalu ko kuvvailhaan meän immateriaalista kulttuuriperintöä. Kieli jota käytethään tässä publikasjuunissa oon saanu vaikutuksia sekä vanhemalta ja uuemalta aijalta, ja kirjalisista ja suulisista </text:span><text:span text:style-name="T4"><office:annotation office:name="__Annotation__700743_1742000862" loext:resolved="false"><dc:creator>Pirjo Paavalniemi</dc:creator><dc:date>2018-04-30T11:21:00</dc:date><loext:sender-initials>PP</loext:sender-initials><text:p><text:span text:style-name="T13">"tradisjoner" oon käänetty aijemin tässä tekstissä "perintheet".</text:span></text:p><text:p><text:span text:style-name="T13">Kumman sanan piethään, tradisjuunit eli perintheet?</text:span></text:p></office:annotation></text:span><text:span text:style-name="T4">tradisjuunista</text:span><office:annotation-end office:name="__Annotation__700743_1742000862"/><text:span text:style-name="T4">.</text:span></text:p>
      <text:p text:style-name="P14"/>
      <text:p text:style-name="P12"><text:span text:style-name="T4">Musikkitieon ensimäiselä amanuensiksela, Reidar Bakkela, oon ollu eesvastaus kokoamistyöstä. </text:span></text:p>
      <text:p text:style-name="P14"/>
      <text:p text:style-name="P1"><text:span text:style-name="T6">Tässä materiaalissa oon riimiä ja loruja, histoorioita ja muisteluksia, lauluja ja musikkikappalheita kväänitten ja norjansuomalaisten kulttuurista tämän päivän Varenkissa. Materiaalin oon koottu eri paikoista ympäri Varenkinvuonoa. Jokku tekstit oon nouettu kirjotetuista lähtheistä, mutta enimästi materiaalin oon transkribeerattu jälkhiin ko oon käyty informantitten tykönä Kirkkoniemessä, Kerkkoorinlahessa, Näätämössä, Pykeässä, Annijoessa, Karielissa, Vesisaaressa, Kallijoessa ja Kiiperissä. Jokku tekstit oon kirjotettu sekakielelä, ko puhe ja dialekti oon vaikuttannu ortografihaan, mutta pääosan materiaalista oon freistattu kirjottaa tradisjunellila norjan tahi kväänin kielen kirjotustavala. Tässä työssä olema saanheet hyvän avun annijokilaiselta Dagrun Itteliniltä ja Kainun institutista. Met toivoma ette tämä materiaali olis interesantti kaiken ikäsille, ja erityisesti niitten lasten ja nuorten joukossa keitten esivanhiimet siirythiin Varenkhiin 1800-luvula, niin ette het saattava viehä heän esivanhiimitten kulttuuriperinön etheenkäsin.</text:span></text:p>
      <text:p text:style-name="P3"/>
      <text:p text:style-name="P1"><text:span text:style-name="T6">Met kiitämä kaikkia kekkä oon olheet myötä prosjektissa. Erityisesti kiitämä niitä informanttia Varenkissa kekkä tehthiin tämän prosjektin maholiseksi.</text:span></text:p>
      <text:p text:style-name="P3"/>
      <text:p text:style-name="P16"><text:span text:style-name="T8"><text:s/></text:span></text:p>
      <text:p text:style-name="P3"/>
      <text:p text:style-name="P2"><text:span text:style-name="T6">Vesisaari, juulikuu 2017</text:span></text:p>
      <text:p text:style-name="P2"><text:span text:style-name="T6">Kaisa Maliniemi ja Trygg Jakola</text:span></text:p>
      <text:p text:style-name="P4"><text:soft-page-break/></text:p>
      <text:p text:style-name="P8"/>
      <text:p text:style-name="P14"/>
      <text:p text:style-name="P13"/>
      <text:p text:style-name="P13"/>
      <text:p text:style-name="P13"/>
      <text:p text:style-name="P13"/>
      <text:p text:style-name="P13"/>
      <text:p text:style-name="P12"><text:span text:style-name="T3">Forord</text:span></text:p>
      <text:p text:style-name="P5"/>
      <text:p text:style-name="P1"><text:span text:style-name="T7">Varangerdistriktet grenser i sør og øst mot våre naboland Finland og Russland, og er et flerkulturelt distrikt der norske, samiske, finske, svenske og russiske tradisjoner har eksistert side om side gjennom lange tider. Foruten nordmenn og samer er det særlig kvener/finskættete befolkning som har satt spor etter seg i distriktet. Dette skyldes at det på 1800-tallet var dårlige tider med mange påfølgende uår i Finland og Nord-Sverige. Folk klarte ikke å brødfø seg og sine barn, og drog derfor nordover mot Nordishavet, for i havet var det fisk å finne, og da slapp folk å sulte. Den finskspråklige befolkningen, som i dag kalles kvener/norskfinner, kom i store antall, og de bosatte seg i distriktet. De hadde med seg sine egne tradisjoner, og satte etter hvert preg på Varangerdistriktet. Også i dag er det mange spor etter migrasjonen, noe som gjenspeiles blant annet i distriktets identitet, språk, navneskikker, byggeskikker, kulturelle uttrykk som sang-, musikk-, litteratur- og husflidstradisjoner, dessuten også i religiøse og sosiale skikker. Tradisjoner som disse er en viktig del av Varangers immaterielle kulturarv. På grunn av den stadig økende globaliseringen er disse verdiene sårbare i vårt moderne storsamfunn.</text:span></text:p>
      <text:p text:style-name="P5"/>
      <text:p text:style-name="P1"><text:span text:style-name="T7">I 1998 ble kvenene anerkjent som nasjonal minoritet i Norge. Nasjonale minoriteter ar spesielle behov for vern av sin immaterielle kulturarv, og derfor har det vært nødvendig å sette inn tiltak som kan styrke minoriteters stilling mot nedbyggende krefter i storsamfunnet</text:span><text:span text:style-name="T12"> For å synliggjøre at det er en nasjonal minoritet, ble etnonymene «Kvener/norskfinner» likestilt i 2011. </text:span><text:span text:style-name="T7">Prosjektet «Kvensk/norskfinsk immateriell kulturarv i Varanger» er et av disse tiltak. Prosjektet har foregått i årene 2016 og 2017, og har hatt fokus på ulike sider ved den immaterielle kvenske/norskfinske arven i dagens Varanger. Det er et samarbeidsprosjekt mellom Varanger museum IKS -Vadsø Ruija kvenmuseum, Norske kveners forbund/Ruijan kveeniliitto og NTNU – Institutt for musikk, og har mottatt støtte fra Kulturrådet.</text:span></text:p>
      <text:p text:style-name="P5"/>
      <text:p text:style-name="P1"><text:span text:style-name="T7">Hensikten med prosjektet har vært å samle inn, dokumentere, presentere, formidle og publisere nyere informasjon om den kvenske/norskfinske immaterielle kulturarven, slik den gjenspeiles og kommer til uttrykk i Varanger av i dag. Hovedfokus har vært å dokumentere og formidle sang, musikk, dikt, fortellinger og annet blant enkeltpersoner og ulike grupperinger med tilknytning til den kvenske/norskfinske folkegruppen. Formålet har ikke bare vært å samle inn et materiale som kunnskap om et levd liv, men også å finne metoder for hvordan vi kan bevare og gjenopplive elementer som levende kulturelle uttrykk, slik at de kan leve videre og overleveres til nye generasjoner. Derfor har en av intensjonene vært at det innsamlete materialet skal kunne brukes i holdnings- og identitetsskapende arbeid særlig blant barn og ungdom, og prosjektet har en formidlingsdel som er rettet særlig mot denne aldersgruppen. </text:span></text:p>
      <text:p text:style-name="P7"/>
      <text:p text:style-name="P1"><text:span text:style-name="T7">Vår kulturarv er ikke et statisk fenomen, men er i stadig utvikling og forandring, og i noen tilfeller bør kulturarven også tilpasses den moderne tiden vi lever i. Den viktigste samlende faktor for etniske grupper er språket, som er i stadig utvikling gjennom påvirkning fra mange hold. Språk blir ikke regnet som immateriell kulturarv i seg selv, men verbale uttrykk som muntlige fortellinger, folkesanger, rim, regler og ordtak hører til i den immaterielle kulturarven, og språk er dermed et sentralt verktøy i arbeidet med å beskrive vår immaterielle kulturarv. Språket som er benyttet i denne publikasjonen har påvirkning fra både eldre og nyere tid, og fra skriftlige og muntlige tradisjoner.</text:span></text:p>
      <text:p text:style-name="P5"/>
      <text:p text:style-name="P16"><text:span text:style-name="T11">Førsteamanuensis i musikkvitenskap, Reidar Bakke, har hatt ansvaret for innsamlingsarbeidet.</text:span></text:p>
      <text:p text:style-name="P1"><text:span text:style-name="T7">I det foreliggende materialet finner vi rim og regler, historier og fortellinger, sanger og musikkstykker fra den kvenske/norskfinske kulturen i dagens Varanger. Materialet er samlet inn på ulike steder omkring Varangerfjorden. Noen tekster er hentet fra nedskrevne kilder, men det meste av materialet er transkribert etter besøk hos informanter i Kirkenes, Svanvik, Neiden, Bugøynes, Vestre Jakobselv, Kariel, Vadsø, Skallelv og Kiberg. Enkelte tekster er nedskrevet i et blandingsspråk, der uttale og dialekt har påvirket ortografien, men hoveddelen av materialet er forsøkt nedtegnet i tradisjonell norsk og kvensk/finsk språkdrakt. I dette arbeidet har vi fått god hjelp av Dagrun Ittelin, Vestre Jakobselv og Kainun institutti - Kvensk institutt. Vi håper at materialet kan være av interesse for alle aldersgrupper, og særlig blant barn og unge, slik at de kan videreføre kulturarven fra sine forfedre som innvandret til Varangerdistriktet på 1800-tallet.</text:span></text:p>
      <text:p text:style-name="P16"><text:span text:style-name="T9"><text:s/>Vi retter en stor takk til alle som har bidratt i prosjektet. En spesiell takk til informanter i Varanger-området som gjorde dette prosjektet mulig.</text:span></text:p>
      <text:p text:style-name="P5"/>
      <text:p text:style-name="P2"><text:span text:style-name="T7">Vadsø, juli 2017</text:span></text:p>
      <text:p text:style-name="P2"><text:span text:style-name="T7">Kaisa Maliniemi og Trygg Jakola</text:span></text:p>
      <text:p text:style-name="P6"/>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erknadstekst_20_Tegn" style:display-name="Merknadstekst Tegn"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F" style:font-family-generic-complex="system" style:font-pitch-complex="variable"/>
    </style:style>
    <style:style style:name="annotation_20_reference" style:display-name="annotation reference" style:family="text" style:parent-style-name="Default_20_Paragraph_20_Font">
      <style:text-properties fo:font-size="9pt" style:font-size-asian="9pt" style:font-size-complex="9pt"/>
    </style:style>
    <style:style style:name="Kommentaremne_20_Tegn" style:display-name="Kommentaremne Tegn" style:family="text" style:parent-style-name="Merknadstekst_20_Tegn">
      <style:text-properties style:font-name="Calibri" fo:font-family="Calibri" style:font-family-generic="roman" style:font-pitch="variable" fo:font-weight="bold" style:font-name-asian="Calibri1" style:font-family-asian="Calibri" style:font-family-generic-asian="system" style:font-pitch-asian="variable" style:language-asian="en" style:country-asian="US" style:font-weight-asian="bold" style:font-name-complex="F" style:font-family-generic-complex="system" style:font-pitch-complex="variable" style:font-weight-complex="bold"/>
    </style:style>
    <style:style style:name="doeme" style:family="text" style:parent-style-name="Default_20_Paragraph_20_Font"/>
    <style:style style:name="apple-converted-space"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9</meta:editing-cycles>
    <meta:print-date>2007-06-07T17:27:00</meta:print-date>
    <meta:creation-date>2018-04-17T09:52:00</meta:creation-date>
    <dc:date>2018-05-03T20:55:00</dc:date>
    <meta:editing-duration>PT51M</meta:editing-duration>
    <meta:generator>LibreOffice/6.4.6.2$Linux_X86_64 LibreOffice_project/40$Build-2</meta:generator>
    <meta:document-statistic meta:table-count="0" meta:image-count="1" meta:object-count="0" meta:page-count="2" meta:paragraph-count="25" meta:word-count="1354" meta:character-count="10074" meta:non-whitespace-character-count="8735"/>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